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21">
      <style:text-properties fo:font-size="10pt" style:font-size-asian="10pt" style:font-size-complex="10pt"/>
    </style:style>
    <style:style style:name="ce9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3" table:number-columns-repeated="3" table:default-cell-style-name="ce5"/>
        <table:table-column table:style-name="co3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Hoja1.J26" table:end-x="29.65pt" table:end-y="5.19pt" draw:z-index="0" draw:style-name="gr1" svg:width="335.4pt" svg:height="312.07pt" svg:x="15.56pt" svg:y="1.47pt">
              <draw:object draw:notify-on-update-of-ranges="Hoja1.A4:Hoja1.A15 Hoja1.B3:Hoja1.B3 Hoja1.B4:Hoja1.B15 Hoja1.C3:Hoja1.C3 Hoja1.C4:Hoja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enero 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8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ebrero 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8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rzo 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8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bril 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8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ayo 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8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nio 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8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ulio 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8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gosto 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8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eptiembre 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8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tubre 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8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oviembre 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8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iciembre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8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9" table:formula="of:=ROUND([.C16]/[.B16]-1;2)" office:value-type="percentage" office:value="0.16" calcext:value-type="percentage">
            <text:p>16.0%</text:p>
          </table:table-cell>
          <table:table-cell table:style-name="ce11" table:number-columns-repeated="1020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0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4P0"/>
    </number:currency-style>
    <number:time-style style:name="N135">
      <number:hours/>
      <number:text>時</number:text>
      <number:minutes number:style="long"/>
      <number:text>分</number:text>
    </number:time-style>
    <number:time-style style:name="N136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26.5418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2:03.870902000</dc:date>
    <meta:editing-duration>PT1H27M10S</meta:editing-duration>
    <meta:editing-cycles>16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Hoja1.A4:Hoja1.C15 Hoja1.B3:Hoja1.C3" chart:data-source-has-labels="both" svg:x="1.246cm" svg:y="0.218cm" svg:width="9.002cm" svg:height="9.521cm">
          <chartooo:coordinate-region svg:x="1.811cm" svg:y="0.392cm" svg:width="8.437cm" svg:height="7.624cm"/>
          <chart:axis chart:dimension="x" chart:name="primary-x" chart:style-name="ch4" chartooo:axis-type="text">
            <chart:title svg:x="5.389cm" svg:y="9.957cm" chart:style-name="ch5">
              <text:p>Mes</text:p>
            </chart:title>
            <chart:categories table:cell-range-address="Hoja1.A4:Hoja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Hoja1.B4:Hoja1.B15" chart:label-cell-address="Hoja1.B3:Hoja1.B3" chart:class="chart:bar">
            <chart:data-point chart:repeated="12"/>
          </chart:series>
          <chart:series chart:style-name="ch10" chart:values-cell-range-address="Hoja1.C4:Hoja1.C15" chart:label-cell-address="Hoja1.C3:Hoja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Hoja1.B3:Hoja1.B3</svg:desc>
                </draw:g>
              </table:table-cell>
              <table:table-cell office:value-type="string">
                <text:p>2018</text:p>
                <draw:g>
                  <svg:desc>Hoja1.C3:Hoja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ero </text:p>
                <draw:g>
                  <svg:desc>Hoja1.A4:Hoja1.A15</svg:desc>
                </draw:g>
              </table:table-cell>
              <table:table-cell office:value-type="float" office:value="20">
                <text:p>20</text:p>
                <draw:g>
                  <svg:desc>Hoja1.B4:Hoja1.B15</svg:desc>
                </draw:g>
              </table:table-cell>
              <table:table-cell office:value-type="float" office:value="24">
                <text:p>24</text:p>
                <draw:g>
                  <svg:desc>Hoja1.C4:Hoja1.C15</svg:desc>
                </draw:g>
              </table:table-cell>
            </table:table-row>
            <table:table-row>
              <table:table-cell office:value-type="string">
                <text:p>febrero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zo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b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yo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o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o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gosto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iembre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ctubre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iembre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iciembre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